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atimokkha-edi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cite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1/((([.C8]-[.C7])+([.D8]-[.D7]))/([.A8]-[.A7])))*[.$A$41];2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1-1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(1/((([.C9]-[.C8])+([.D9]-[.D8]))/([.A9]-[.A8])))*[.$A$41];2)"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ROUND((1/((([.C12]-[.C11])+([.D12]-[.D11]))/([.A12]-[.A11])))*[.$A$41];2)"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ROUND((1/((([.C13]-[.C12])+([.D13]-[.D12]))/([.A13]-[.A12])))*[.$A$41];2)"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2014-03-28</text:p>
          </table:table-cell>
          <table:table-cell table:number-columns-repeated="3" office:value-type="float" office:value="58" calcext:value-type="float">
            <text:p>58</text:p>
          </table:table-cell>
          <table:table-cell table:formula="of:=ROUND((1/((([.C14]-[.C13])+([.D14]-[.D13]))/([.A14]-[.A13])))*[.$A$41];2)" office:value-type="float" office:value="166.67" calcext:value-type="float">
            <text:p>166.67</text:p>
          </table:table-cell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ROUND((1/((([.C15]-[.C14])+([.D15]-[.D14]))/([.A15]-[.A14])))*[.$A$41];2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4-05-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formula="of:=ROUND((1/((([.C16]-[.C15])+([.D16]-[.D15]))/([.A16]-[.A15])))*[.$A$41];2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4-05-1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formula="of:=ROUND((1/((([.C17]-[.C16])+([.D17]-[.D16]))/([.A17]-[.A16])))*[.$A$41];2)"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2014-05-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ROUND((1/((([.C18]-[.C17])+([.D18]-[.D17]))/([.A18]-[.A17])))*[.$A$41];2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5-2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formula="of:=ROUND((1/((([.C19]-[.C18])+([.D19]-[.D18]))/([.A19]-[.A18])))*[.$A$41];2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formula="of:=ROUND((1/((([.C20]-[.C19])+([.D20]-[.D19]))/([.A20]-[.A19])))*[.$A$41];2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-06-0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table:formula="of:=ROUND((1/((([.C21]-[.C20])+([.D21]-[.D20]))/([.A21]-[.A20])))*[.$A$41];2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6-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formula="of:=ROUND((1/((([.C22]-[.C21])+([.D22]-[.D21]))/([.A22]-[.A21])))*[.$A$41];2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4-06-1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table:formula="of:=ROUND((1/((([.C23]-[.C22])+([.D23]-[.D22]))/([.A23]-[.A22])))*[.$A$41];2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6-2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1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ROUND((1/((([.C25]-[.C24])+([.D25]-[.D24]))/([.A25]-[.A24])))*[.$A$41];2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4-07-2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formula="of:=ROUND((1/((([.C27]-[.C26])+([.D27]-[.D26]))/([.A27]-[.A26])))*[.$A$41];2)" office:value-type="float" office:value="153.33" calcext:value-type="float">
            <text:p>153.33</text:p>
          </table:table-cell>
        </table:table-row>
        <table:table-row table:style-name="ro1">
          <table:table-cell office:value-type="string" calcext:value-type="string">
            <text:p>2014-08-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ROUND((1/((([.C28]-[.C27])+([.D28]-[.D27]))/([.A28]-[.A27])))*[.$A$41];2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4-08-2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table:formula="of:=ROUND((1/((([.C29]-[.C28])+([.D29]-[.D28]))/([.A29]-[.A28])))*[.$A$41];2)" office:value-type="float" office:value="83.08" calcext:value-type="float">
            <text:p>83.08</text:p>
          </table:table-cell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table:formula="of:=ROUND((1/((([.C30]-[.C29])+([.D30]-[.D29]))/([.A30]-[.A29])))*[.$A$41];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table:formula="of:=ROUND((1/((([.C31]-[.C30])+([.D31]-[.D30]))/([.A31]-[.A30])))*[.$A$41];2)"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2014-10-2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table:formula="of:=ROUND((1/((([.C32]-[.C31])+([.D32]-[.D31]))/([.A32]-[.A31])))*[.$A$41];2)" office:value-type="float" office:value="14.55" calcext:value-type="float">
            <text:p>14.55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table:formula="of:=ROUND((1/((([.C33]-[.C32])+([.D33]-[.D32]))/([.A33]-[.A32])))*[.$A$41];2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11-0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table:formula="of:=ROUND((1/((([.C34]-[.C33])+([.D34]-[.D33]))/([.A34]-[.A33])))*[.$A$41];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11-1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formula="of:=ROUND((1/((([.C35]-[.C34])+([.D35]-[.D34]))/([.A35]-[.A34])))*[.$A$41];2)"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2014-11-1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formula="of:=ROUND((1/((([.C36]-[.C35])+([.D36]-[.D35]))/([.A36]-[.A35])))*[.$A$41];2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11-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ys:</text:p>
          </table:table-cell>
          <table:table-cell table:number-columns-repeated="4"/>
        </table:table-row>
        <table:table-row table:style-name="ro1">
          <table:table-cell table:style-name="Default" table:formula="of:=[.A36]-[.A2]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mplify:</text:p>
          </table:table-cell>
          <table:table-cell table:number-columns-repeated="4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20:18:44.586944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20:21:39.959644821</dc:date>
    <meta:editing-duration>PT7M51S</meta:editing-duration>
    <meta:editing-cycles>2</meta:editing-cycles>
    <meta:generator>LibreOffice/4.3.2.2$Linux_X86_64 LibreOffice_project/430m0$Build-2</meta:generator>
    <meta:document-statistic meta:table-count="1" meta:cell-count="184" meta:object-count="0"/>
  </office:meta>
</office:document-meta>
</file>